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9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8" table:content-validation-name="val1"/>
          <table:table-cell table:style-name="ce28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8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Metier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39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8" table:content-validation-name="val1" office:value-type="string" calcext:value-type="string">
            <text:p>Fait</text:p>
          </table:table-cell>
          <table:table-cell table:style-name="ce28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En cours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Fait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8" table:content-validation-name="val1"/>
          <table:table-cell table:style-name="ce28" table:content-validation-name="val1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3" table:content-validation-name="val1"/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 table:style-name="ce12" table:content-validation-name="val1" office:value-type="string" calcext:value-type="string">
            <text:p>Fait</text:p>
          </table:table-cell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13" table:content-validation-name="val1" office:value-type="string" calcext:value-type="string">
            <text:p>Fait</text:p>
          </table:table-cell>
          <table:table-cell table:style-name="ce30" table:content-validation-name="val1"/>
          <table:table-cell table:style-name="ce13" table:content-validation-name="val1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Metier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27T16:19:10.193330227</dc:date>
    <meta:editing-duration>P1DT11H58M41S</meta:editing-duration>
    <meta:editing-cycles>39</meta:editing-cycles>
    <meta:generator>LibreOffice/7.3.7.2$Linux_X86_64 LibreOffice_project/30$Build-2</meta:generator>
    <meta:document-statistic meta:table-count="2" meta:cell-count="289" meta:object-count="0"/>
  </office:meta>
</office:document-meta>
</file>